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c8876" officeooo:paragraph-rsid="001c8876" style:font-size-asian="14pt" style:font-weight-asian="bold" style:font-size-complex="14pt" style:font-weight-complex="bold"/>
    </style:style>
    <style:style style:name="P2" style:family="paragraph" style:parent-style-name="Standard">
      <style:paragraph-properties fo:text-align="end" style:justify-single-word="false"/>
      <style:text-properties fo:font-size="14pt" fo:font-weight="normal" officeooo:rsid="001c8876" officeooo:paragraph-rsid="001c8876"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c8876" officeooo:paragraph-rsid="001c8876"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normal" officeooo:rsid="001c8876" officeooo:paragraph-rsid="001c8876" style:font-size-asian="10.5pt" style:font-weight-asian="normal" style:font-size-complex="12pt" style:font-weight-complex="normal"/>
    </style:style>
    <style:style style:name="T1" style:family="text">
      <style:text-properties officeooo:rsid="001cb1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hew VanCompernolle</text:p>
      <text:p text:style-name="P2">CS 791</text:p>
      <text:p text:style-name="P1"/>
      <text:p text:style-name="P1">Final Project Description</text:p>
      <text:p text:style-name="P1"/>
      <text:p text:style-name="P4">My final project will be a simple interactive game. The goal of the game is to eliminate the flying entities as quickly as possible before the time runs outs. You will eliminate the enemies by hovering over them to select them, and then by clicking clicking the left mouse button to make them explode. <text:span text:style-name="T1">You can also destroy them by staying close to them for a short duration of time.</text:span></text:p>
      <text:p text:style-name="P4"/>
      <text:p text:style-name="P4">Desired features:</text:p>
      <text:p text:style-name="P4">- a base map (dry creek) covered in grass that blows in the wind</text:p>
      <text:p text:style-name="P4">- a sky box</text:p>
      <text:p text:style-name="P4">- lighting</text:p>
      <text:p text:style-name="P4">- a bump mapped wall along the borders of the terrain</text:p>
      <text:p text:style-name="P4">- particle wall to indicate that player cannot exit the game area</text:p>
      <text:p text:style-name="P4">- particle effect for the explosion</text:p>
      <text:p text:style-name="P4">- a <text:span text:style-name="T1">lightning like particle effect to zap nearby enemy entities</text:span></text:p>
      <text:p text:style-name="P4">- temporary point light at the location of an explosion</text:p>
      <text:p text:style-name="P4">- basic shadows</text:p>
      <text:p text:style-name="P4">- an ocean surrounding the terrain (outside of the map)</text:p>
      <text:p text:style-name="P4">- bullet physics to drop the enemy entities onto the terrain after they explode</text:p>
      <text:p text:style-name="P4">- simple graphical user interface to display time, <text:span text:style-name="T1">score, and aiming reticle</text:span></text:p>
      <text:p text:style-name="P4">- Intro splash screen</text:p>
      <text:p text:style-name="P4">- Game over screen with fireworks going off in the background</text:p>
      <text:p text:style-name="P4">- <text:span text:style-name="T1">A method for saving high scores</text:span></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18:21:00.124763661</meta:creation-date>
    <dc:date>2014-11-30T18:40:33.065718788</dc:date>
    <meta:editing-duration>PT4M12S</meta:editing-duration>
    <meta:editing-cycles>1</meta:editing-cycles>
    <meta:document-statistic meta:table-count="0" meta:image-count="0" meta:object-count="0" meta:page-count="1" meta:paragraph-count="20" meta:word-count="210" meta:character-count="1148" meta:non-whitespace-character-count="958"/>
    <meta:generator>LibreOffice/4.2.4.2$Linux_X86_64 LibreOffice_project/420m0$Build-2</meta:generator>
  </office:meta>
</office:document-meta>
</file>